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e0a1" officeooo:paragraph-rsid="0015e0a1"/>
    </style:style>
    <style:style style:name="P2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5e0a1" officeooo:paragraph-rsid="0015e0a1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fo:font-size="15pt" fo:font-weight="bold" officeooo:rsid="0015e0a1" officeooo:paragraph-rsid="0015e0a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0pt" officeooo:rsid="0015e0a1" officeooo:paragraph-rsid="0015e0a1" style:font-size-asian="8.75pt" style:font-size-complex="10pt"/>
    </style:style>
    <style:style style:name="P5" style:family="paragraph" style:parent-style-name="Standard" style:list-style-name="L1">
      <style:text-properties fo:font-size="10pt" officeooo:rsid="0015e0a1" officeooo:paragraph-rsid="0015e0a1" style:font-size-asian="8.75pt" style:font-size-complex="10pt"/>
    </style:style>
    <style:style style:name="P6" style:family="paragraph" style:parent-style-name="Standard">
      <style:text-properties fo:font-size="10pt" officeooo:rsid="001706ac" officeooo:paragraph-rsid="001706ac" style:font-size-asian="8.75pt" style:font-size-complex="10pt"/>
    </style:style>
    <style:style style:name="P7" style:family="paragraph" style:parent-style-name="Standard" style:list-style-name="L2">
      <style:text-properties fo:font-size="10pt" fo:font-weight="bold" officeooo:rsid="001706ac" officeooo:paragraph-rsid="001706ac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706ac" officeooo:paragraph-rsid="001706ac" style:font-size-asian="8.75pt" style:font-weight-asian="bold" style:font-size-complex="10pt" style:font-weight-complex="bold"/>
    </style:style>
    <style:style style:name="P9" style:family="paragraph" style:parent-style-name="Standard" style:list-style-name="L3">
      <style:text-properties fo:font-size="10pt" fo:font-weight="bold" officeooo:rsid="001785ea" officeooo:paragraph-rsid="001785ea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85ea" style:font-weight-asian="normal" style:font-weight-complex="normal"/>
    </style:style>
    <style:style style:name="T4" style:family="text">
      <style:text-properties fo:font-weight="normal" officeooo:rsid="0018b86d" style:font-weight-asian="normal" style:font-weight-complex="normal"/>
    </style:style>
    <style:style style:name="T5" style:family="text">
      <style:text-properties fo:font-weight="normal" officeooo:rsid="001a04d0" style:font-weight-asian="normal" style:font-weight-complex="normal"/>
    </style:style>
    <style:style style:name="T6" style:family="text">
      <style:text-properties officeooo:rsid="0018b86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sión Artificial</text:p>
      <text:p text:style-name="P1"/>
      <text:p text:style-name="P3">Introducción</text:p>
      <text:p text:style-name="P1"/>
      <text:p text:style-name="P4">Definición de visión:</text:p>
      <text:list xml:id="list628854391" text:style-name="L1">
        <text:list-item>
          <text:p text:style-name="P5">Según Aristóteles: la visión es saber qué hay y dónde mediante la vista.</text:p>
        </text:list-item>
        <text:list-item>
          <text:p text:style-name="P5">Según Gibson: la visión es recuperar de la información de los sentidos propiedades válidas del mundo exterior.</text:p>
        </text:list-item>
        <text:list-item>
          <text:p text:style-name="P5">Según Marr: la visión es un proceso que produce, a partir de las imágenes del mundo exterior una descripción útil para el observaor y que no tiene información irrelevante.</text:p>
        </text:list-item>
      </text:list>
      <text:p text:style-name="P4"/>
      <text:p text:style-name="P4">En visión artificial, la visión es un proceso computacional, la descripción a obtener depende del observador, y se reduce la información (es necesario eliminar la información que no sea útil).</text:p>
      <text:p text:style-name="P4"/>
      <text:p text:style-name="P4">….</text:p>
      <text:p text:style-name="P4"/>
      <text:p text:style-name="P4">Captura de una imagen</text:p>
      <text:p text:style-name="P4"/>
      <text:p text:style-name="P6">Diferencia entre CCD y CMOS: CCD está aislado, el circuito auxiliar y el sensor, todas las celdas unidas, se realiza una conversión por lineas. SI una linea falla se pierde la linea entera. En CMOS se capturan los pixeles por separado.</text:p>
      <text:p text:style-name="P6"/>
      <text:p text:style-name="P6">Procesamiento de imagen</text:p>
      <text:p text:style-name="P6"/>
      <text:p text:style-name="P6">Se pretende mejorar la calidad visual de las imágenes y extraer información de las mismas en un formato entendible por el ordenador.</text:p>
      <text:p text:style-name="P6">Fases:</text:p>
      <text:list xml:id="list1606567226" text:style-name="L2">
        <text:list-item>
          <text:p text:style-name="P7">Digitalización.<text:span text:style-name="T2"> Se parte de una imagen analógica capturada con una cámara, sensor… Se realiza una transformación de la imagen analógica a otra digital (proyección de la imagen analógica para que pueda ser manipulada usando un ordenador). El ruido y la pérdida de definición de la imagen </text:span><text:span text:style-name="T3">son consecuencias del proceso de digitalización. Hay diversas causas:</text:span></text:p>
        </text:list-item>
      </text:list>
      <text:list xml:id="list347597014" text:style-name="L3">
        <text:list-item>
          <text:list>
            <text:list-item>
              <text:p text:style-name="P9"><text:span text:style-name="T2">Calibración.</text:span></text:p>
            </text:list-item>
            <text:list-item>
              <text:p text:style-name="P9"><text:span text:style-name="T2">Ruido.</text:span></text:p>
            </text:list-item>
            <text:list-item>
              <text:p text:style-name="P9"><text:span text:style-name="T2">Movimiento.</text:span></text:p>
            </text:list-item>
            <text:list-item>
              <text:p text:style-name="P9"><text:span text:style-name="T2">Transmisión defectuosa.</text:span></text:p>
            </text:list-item>
            <text:list-item>
              <text:p text:style-name="P9"><text:span text:style-name="T2">Perturbaciones.</text:span></text:p>
            </text:list-item>
          </text:list>
        </text:list-item>
      </text:list>
      <text:list xml:id="list100256319871905" text:continue-list="list1606567226" text:style-name="L2">
        <text:list-item>
          <text:p text:style-name="P7">Preprocesamiento.<text:span text:style-name="T2"> </text:span><text:span text:style-name="T3">Se pretende atenuar la degradación de la imagen para que las siguientes etapas tengan un probabilidad de éxito mayor. Las operaciones típicas son supresión de ruido o el realce del contraste.</text:span></text:p>
        </text:list-item>
        <text:list-item>
          <text:p text:style-name="P7">Segmentación.<text:span text:style-name="T2"> </text:span><text:span text:style-name="T3">Se extrae la información de la imagen mediante una descomposición de la imagen en unidades o partes que son homogéneas con respecto a una o más características y tienen una fuerte relación con objetos o áreas del mundo real. Las dificultades que presenta esta fase son: las partes u objetos componentes de una imagen dependen de la aplicación y cada objeto de la imagen segmentada debe ser etiquetado.</text:span></text:p>
        </text:list-item>
        <text:list-item>
          <text:p text:style-name="P7">Representación.<text:span text:style-name="T2"> </text:span><text:span text:style-name="T3">Se parametrizan los objetos o partes de los objeto generados por </text:span><text:span text:style-name="T4">la segmentación. Entre las dificultades que se pueden encontrar pueden ser el sistema de coordenadas cartesianas, ¿códigos de cadena?.</text:span><text:span text:style-name="T5">¿?</text:span></text:p>
        </text:list-item>
        <text:list-item>
          <text:p text:style-name="P7">Descripción.<text:span text:style-name="T2"> </text:span><text:span text:style-name="T4">Se extraen características o descriptores de la representación elegida para permitir la posterior clasificación de los objetos. Ejemplos de los descriptores pueden ser puntos dominantes (más significativos o relevantes de un contorno), el perímetro del contorno, el área de una región, etc...</text:span></text:p>
        </text:list-item>
        <text:list-item>
          <text:p text:style-name="P7">Reconocimiento.<text:span text:style-name="T2"> </text:span><text:span text:style-name="T4">Se clasifican los diferentes objetos de la imagen utilizando sus descriptores, agrupando los objetos que presenten descriptores semejantes en una misma clase. Ejemplos: personas, libros, tazas...</text:span></text:p>
        </text:list-item>
        <text:list-item>
          <text:p text:style-name="P7">Interpretación.<text:span text:style-name="T2"> </text:span><text:span text:style-name="T4">Se da un significado a los grupos de objetos reconocidos. Ejemplos: localizar los objetos, esquivar obstáculos, seguimiento, detección de posición del cuerpo.</text:span></text:p>
        </text:list-item>
      </text:list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9:09:52.559836484</meta:creation-date>
    <dc:date>2024-01-26T10:02:55.442899834</dc:date>
    <meta:editing-duration>PT11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468" meta:character-count="2990" meta:non-whitespace-character-count="2562"/>
  </office:meta>
</office:document-meta>
</file>